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834000006A22F7A1312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00 &amp;00&amp;01 \\&#10;\cline{2-3}&#10;01 &amp;11&amp;01 \\&#10;\cline{2-3}&#10;11 &amp;11&amp;10 \\&#10;\cline{2-3}&#10;10 &amp;00&amp;10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XB Tabriz'" style:font-pitch="variable" style:font-family-complex="'XB Tabriz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81cm" svg:height="3.869cm" svg:x="2.179cm" svg:y="0.894cm">
          <draw:image xlink:href="Pictures/2000000100000834000006A22F7A1312.svm" xlink:type="simple" xlink:show="embed" xlink:actuate="onLoad">
            <text:p/>
          </draw:image>
        </draw:frame>
        <draw:frame draw:style-name="gr2" draw:layer="layout" svg:width="0.425cm" svg:height="0.469cm" svg:x="3.926cm" svg:y="0.1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1cm" svg:height="0.469cm" svg:x="3.587cm" svg:y="0.4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13cm" svg:height="0.469cm" svg:x="4.87cm" svg:y="0.4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1" draw:id="id1" draw:layer="layout" svg:width="1.073cm" svg:height="0.71cm" svg:x="3.235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073cm" svg:height="0.71cm" svg:x="4.551cm" svg:y="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073cm" svg:height="0.71cm" svg:x="3.251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073cm" svg:height="0.71cm" svg:x="4.567cm" svg:y="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5" draw:id="id5" draw:layer="layout" draw:type="curve" svg:x1="4.308cm" svg:y1="1.339cm" svg:x2="5.088cm" svg:y2="1.936cm" draw:start-shape="id1" draw:start-glue-point="10" draw:end-shape="id2" draw:end-glue-point="4" svg:d="m4308 1339c520 0 780 199 780 597">
          <text:p/>
        </draw:connector>
        <draw:connector draw:style-name="gr4" draw:text-style-name="P1" draw:layer="layout" draw:type="curve" svg:x1="4.551cm" svg:y1="2.291cm" svg:x2="3.788cm" svg:y2="2.889cm" draw:start-shape="id2" draw:start-glue-point="6" draw:end-shape="id3" draw:end-glue-point="4" svg:d="m4551 2291c-509 0-763 199-763 598">
          <text:p/>
        </draw:connector>
        <draw:connector draw:style-name="gr4" draw:text-style-name="P1" draw:layer="layout" draw:type="curve" svg:x1="4.324cm" svg:y1="3.244cm" svg:x2="5.104cm" svg:y2="3.857cm" draw:start-shape="id3" draw:start-glue-point="10" draw:end-shape="id4" draw:end-glue-point="4" svg:d="m4324 3244c520 0 780 204 780 613">
          <text:p/>
        </draw:connector>
        <draw:connector draw:style-name="gr4" draw:text-style-name="P1" draw:layer="layout" draw:type="curve" draw:line-skew="-3.657cm -0.041cm" svg:x1="5.64cm" svg:y1="4.212cm" svg:x2="3.772cm" svg:y2="0.984cm" draw:start-shape="id4" draw:start-glue-point="10" draw:end-shape="id1" draw:end-glue-point="4" svg:d="m5640 4212c-4734 0-3945-1885-3228-2896s1360-1145 1360-332">
          <text:p/>
        </draw:connector>
        <draw:frame draw:style-name="gr5" draw:text-style-name="P3" xml:id="id6" draw:id="id6" draw:layer="layout" svg:width="1.615cm" svg:height="0.911cm" svg:x="6.47cm" svg:y="0.998cm">
          <draw:text-box>
            <text:p text:style-name="P2"><text:span text:style-name="T1">پہلا قدم</text:span></text:p>
          </draw:text-box>
        </draw:frame>
        <draw:connector draw:style-name="gr6" draw:text-style-name="P4" draw:layer="layout" draw:type="curve" draw:line-skew="0.385cm" svg:x1="4.958cm" svg:y1="1.438cm" svg:x2="6.47cm" svg:y2="1.453cm" draw:start-shape="id5" draw:start-glue-point="0" draw:end-shape="id6" draw:end-glue-point="3" svg:d="m4958 1438c0-322 420-268 546-185s-42 200 966 200">
          <text:p/>
        </draw:connector>
        <draw:frame draw:style-name="gr5" draw:text-style-name="P3" xml:id="id7" draw:id="id7" draw:layer="layout" svg:width="2.115cm" svg:height="0.911cm" svg:x="0.409cm" svg:y="0.319cm">
          <draw:text-box>
            <text:p text:style-name="P2"><text:span text:style-name="T1">ابتدائی خانہ</text:span></text:p>
          </draw:text-box>
        </draw:frame>
        <draw:connector draw:style-name="gr6" draw:text-style-name="P4" draw:layer="layout" draw:type="curve" svg:x1="3.392cm" svg:y1="1.088cm" svg:x2="2.524cm" svg:y2="0.774cm" draw:start-shape="id1" draw:start-glue-point="5" draw:end-shape="id7" draw:end-glue-point="1" svg:d="m3392 1088c0-210-289-314-868-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0T16:23:32</dc:date>
    <dc:creator>kkk </dc:creator>
    <meta:generator>LibreOffice/3.3$Linux LibreOffice_project/330m19$Build-401</meta:generator>
    <meta:editing-duration>PT11H10M56S</meta:editing-duration>
    <meta:editing-cycles>57</meta:editing-cycles>
    <meta:document-statistic meta:object-count="16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